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5c6ed" officeooo:paragraph-rsid="0015c6e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c6ed" officeooo:paragraph-rsid="0015c6ed" style:font-size-asian="10.5pt" style:font-weight-asian="normal" style:font-size-complex="12pt" style:font-weight-complex="normal"/>
    </style:style>
    <style:style style:name="T1" style:family="text">
      <style:text-properties officeooo:rsid="001f9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 varia<text:span text:style-name="T1">b</text:span>le</text:p>
      <text:p text:style-name="P1"/>
      <text:p text:style-name="P2">They are often called automatic variables because they automatically</text:p>
      <text:p text:style-name="P2">come into being when the scope is entered and automatically go</text:p>
      <text:p text:style-name="P2">away when the scope closes.</text:p>
      <text:p text:style-name="P2">The keyword auto makes this explicit,</text:p>
      <text:p text:style-name="P2">but local variables default to auto so it is never necessary to declare</text:p>
      <text:p text:style-name="P2">something as an aut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3:33:44.382803211</meta:creation-date>
    <dc:date>2019-12-08T13:35:31.389137263</dc:date>
    <meta:editing-duration>PT1M47S</meta:editing-duration>
    <meta:editing-cycles>1</meta:editing-cycles>
    <meta:document-statistic meta:table-count="0" meta:image-count="0" meta:object-count="0" meta:page-count="1" meta:paragraph-count="7" meta:word-count="50" meta:character-count="300" meta:non-whitespace-character-count="257"/>
    <meta:generator>LibreOffice/5.1.6.2$Linux_x86 LibreOffice_project/10m0$Build-2</meta:generator>
  </office:meta>
</office:document-meta>
</file>